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800000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28pt" style:font-size-asian="28pt" style:font-size-complex="28pt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9pt" fo:letter-spacing="normal" fo:language="en" fo:country="none" fo:font-style="normal" fo:font-weight="normal" style:font-size-asian="19pt" style:font-weight-asian="normal" style:font-size-complex="19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202124" style:font-name="Times New Roman" fo:font-size="18pt" fo:letter-spacing="normal" fo:language="en" fo:country="none" fo:font-style="normal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8pt" fo:letter-spacing="normal" fo:language="en" fo:country="none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6pt" fo:letter-spacing="normal" fo:language="en" fo:country="none" fo:font-style="normal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variant="normal" fo:text-transform="none" fo:color="#202124" style:font-name="Times New Roman" fo:font-size="17pt" fo:letter-spacing="normal" fo:language="en" fo:country="none" fo:font-style="normal" fo:font-weight="bold" style:font-size-asian="17pt" style:font-weight-asian="bold" style:font-size-complex="17pt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fo:color="#800000" style:font-name="Times New Roman" fo:font-size="16pt" fo:letter-spacing="normal" fo:language="en" fo:country="none" fo:font-style="normal" fo:font-weight="normal" style:font-size-asian="16pt" style:font-size-complex="16pt"/>
    </style:style>
    <style:style style:name="P9" style:family="paragraph" style:parent-style-name="Standard" style:list-style-name="L1">
      <style:paragraph-properties fo:line-height="150%" fo:text-align="center" style:justify-single-word="false"/>
      <style:text-properties fo:font-variant="normal" fo:text-transform="none" fo:color="#800000" style:font-name="Times New Roman" fo:font-size="19pt" fo:letter-spacing="normal" fo:language="en" fo:country="none" fo:font-style="normal" fo:font-weight="bold" style:font-size-asian="19pt" style:font-weight-asian="bold" style:font-size-complex="19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6pt" style:font-size-asian="16pt" style:font-size-complex="16pt"/>
    </style:style>
    <style:style style:name="T1" style:family="text">
      <style:text-properties fo:font-variant="normal" fo:text-transform="none" fo:color="#202124" fo:font-size="16pt" fo:letter-spacing="normal" fo:language="en" fo:country="none" fo:font-style="normal" style:font-size-asian="16pt" style:font-size-complex="16pt"/>
    </style:style>
    <style:style style:name="T2" style:family="text">
      <style:text-properties fo:font-variant="normal" fo:text-transform="none" fo:color="#202124" fo:letter-spacing="normal" fo:language="en" fo:country="none" fo:font-style="normal"/>
    </style:style>
    <style:style style:name="T3" style:family="text">
      <style:text-properties fo:font-variant="normal" fo:text-transform="none" fo:color="#202124" fo:letter-spacing="normal" fo:language="en" fo:country="none" fo:font-style="normal" fo:font-weight="bold" style:font-weight-asian="bold" style:font-weight-complex="bold"/>
    </style:style>
    <style:style style:name="T4" style:family="text">
      <style:text-properties fo:font-variant="normal" fo:text-transform="none" fo:color="#202124" fo:letter-spacing="normal" fo:language="en" fo:country="none" fo:font-style="normal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mple_HC-SR04_Control documentation</text:p>
      <text:p text:style-name="P1">INDEX:</text:p>
      <text:list xml:id="list8690515471720446320" text:style-name="L1">
        <text:list-item>
          <text:p text:style-name="P8">Introduction.</text:p>
        </text:list-item>
        <text:list-item>
          <text:p text:style-name="P8">Technical specification.</text:p>
        </text:list-item>
        <text:list-item>
          <text:p text:style-name="P8">Documentation.</text:p>
        </text:list-item>
      </text:list>
      <text:p text:style-name="P3">##################################################</text:p>
      <text:list xml:id="list42633449" text:continue-numbering="true" text:style-name="L1">
        <text:list-header>
          <text:p text:style-name="P9">1. INTRODUCTION</text:p>
        </text:list-header>
      </text:list>
      <text:p text:style-name="P10"><text:span text:style-name="T1">This library is for use HC-SR04.</text:span></text:p>
      <text:p text:style-name="P4">The library is super simple to use and user-friendly especially for newbie programmers and makers. </text:p>
      <text:p text:style-name="P3">##################################################</text:p>
      <text:list xml:id="list42626368" text:continue-numbering="true" text:style-name="L1">
        <text:list-header>
          <text:p text:style-name="P9">2. TECHNICAL SPECIFICATION</text:p>
        </text:list-header>
      </text:list>
      <text:p text:style-name="P11"><text:span text:style-name="T2">-There are only </text:span><text:span text:style-name="T3">3 methods, two for setup, one for loop.</text:span></text:p>
      <text:p text:style-name="P12"><text:span text:style-name="T4">-This library </text:span><text:span text:style-name="T3">is completely compatibile with Espressif boards (ESP32, ESP8266) and Arduino boards. </text:span></text:p>
      <text:p text:style-name="P12"><text:span text:style-name="T3">-HC-SR04 is a sensor to measure the distance between the device and an object. There are 4 pin (VCC, <text:s/>Trig, Echo, GND).</text:span></text:p>
      <text:list xml:id="list42635767" text:continue-numbering="true" text:style-name="L1">
        <text:list-header>
          <text:p text:style-name="P9">3. DOCUMENTATION</text:p>
        </text:list-header>
      </text:list>
      <text:p text:style-name="P5">-Setup Trig and Echo pins:</text:p>
      <text:p text:style-name="P7">(Put this method in “<text:span text:style-name="T5">void setup()</text:span>”).</text:p>
      <text:p text:style-name="P3">##################################################</text:p>
      <text:p text:style-name="P6">void SetTrigPin(const int TrigPin).</text:p>
      <text:p text:style-name="P6">TrigPin: GPIO number attach to TrigPin of HC-SR04.</text:p>
      <text:p text:style-name="P6">Return: nothing.</text:p>
      <text:p text:style-name="P3"><text:soft-page-break/>##################################################</text:p>
      <text:p text:style-name="P6">void SetEchoPin(const int EchoPin).</text:p>
      <text:p text:style-name="P6">TrigPin: GPIO number attach to EchoPin of HC-SR04.</text:p>
      <text:p text:style-name="P6">Return: nothing.</text:p>
      <text:p text:style-name="P3">##################################################</text:p>
      <text:p text:style-name="P5"/>
      <text:p text:style-name="P5">-HC-SR04 get distance value:</text:p>
      <text:p text:style-name="P7">(Put this methods in “<text:span text:style-name="T5">void loop()</text:span>”).</text:p>
      <text:p text:style-name="P3">##################################################</text:p>
      <text:p text:style-name="P6">void getDistanceInCentimeters(int delayT)</text:p>
      <text:p text:style-name="P6">delayT: delay time (to don't get to much values in Serial monitor).</text:p>
      <text:p text:style-name="P3">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19S</meta:editing-duration>
    <meta:editing-cycles>29</meta:editing-cycles>
    <meta:generator>OpenOffice/4.1.12$Win32 OpenOffice.org_project/4112m1$Build-9809</meta:generator>
    <dc:date>2022-06-20T22:39:33.02</dc:date>
    <dc:creator>Mirco Puzio</dc:creator>
    <meta:document-statistic meta:table-count="0" meta:image-count="0" meta:object-count="0" meta:page-count="2" meta:paragraph-count="32" meta:word-count="155" meta:character-count="1346"/>
    <meta:user-defined meta:name="Info 1"/>
    <meta:user-defined meta:name="Info 2"/>
    <meta:user-defined meta:name="Info 3"/>
    <meta:user-defined meta:name="Info 4"/>
  </office:meta>
</office:document-meta>
</file>